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142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ＭＳ Ｐゴシック" style:font-name-asian="ＭＳ Ｐゴシック"/>
    </style:style>
    <style:style style:name="P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59" style:family="paragraph" style:parent-style-name="Text_20_body" style:list-style-name="L142">
      <style:text-properties style:font-name="Arial" fo:font-size="13pt" style:font-name-asian="Arimo" style:font-size-asian="13pt" style:font-size-complex="13pt"/>
    </style:style>
    <style:style style:name="P160" style:family="paragraph" style:parent-style-name="Text_20_body" style:list-style-name="L14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8049131076769322416" text:style-name="L1">
              <text:list-item>
                <text:p text:style-name="P18">大邦興業。２人。どちらも日本人。</text:p>
              </text:list-item>
              <text:list-item>
                <text:p text:style-name="P1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8">もう一人は、メガネあり。色付き。上着は、紫色っぽかったか。赤紫。優しそうな人だ。</text:p>
              </text:list-item>
              <text:list-item>
                <text:p text:style-name="P18">どちらも、６０前後か。背は１７０前後。ホースの人の方が、やや高いか。</text:p>
              </text:list-item>
              <text:list-item>
                <text:p text:style-name="P1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5040067611346663725" text:style-name="L2">
              <text:list-item>
                <text:p text:style-name="P19">加崎建設。バイブ２人。</text:p>
              </text:list-item>
              <text:list-item>
                <text:p text:style-name="P1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6831579260881989060" text:style-name="L3">
              <text:list-item>
                <text:p text:style-name="P20">石井電工。前回と同じ人。がたい、良し。あごひげあり。</text:p>
              </text:list-item>
              <text:list-item>
                <text:p text:style-name="P2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2432746412130708652" text:style-name="L4">
              <text:list-item>
                <text:p text:style-name="P21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7138941425220906538" text:style-name="L5">
              <text:list-item>
                <text:p text:style-name="P22">３人。若い人、２人。５０前後か、親方さんらしき人、１人。</text:p>
              </text:list-item>
              <text:list-item>
                <text:p text:style-name="P2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6697092699646295940" text:style-name="L6">
              <text:list-item>
                <text:p text:style-name="P23">小木建設工業。一人。若い人。確か、前回と同じ。</text:p>
              </text:list-item>
              <text:list-item>
                <text:p text:style-name="P2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5736845090147803899" text:style-name="L7">
              <text:list-item>
                <text:p text:style-name="P24">前回と同じ。４０ぐらいの人。そして、３０前か、若い人。</text:p>
              </text:list-item>
              <text:list-item>
                <text:p text:style-name="P2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4003204446935037787" text:style-name="L8">
              <text:list-item>
                <text:p text:style-name="P25">鈴木さん。寝坊したとのことで、朝の連絡時、朝礼の挨拶を依頼される。</text:p>
              </text:list-item>
              <text:list-item>
                <text:p text:style-name="P25">「元請の新年会がある」とのことで、２時過ぎには現場を出るとのこと。</text:p>
              </text:list-item>
              <text:list-item>
                <text:p text:style-name="P2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3527829422048520853" text:style-name="L9">
              <text:list-item>
                <text:p text:style-name="P2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326985344360858428" text:style-name="L10">
              <text:list-item>
                <text:p text:style-name="P27">階段から。柱を何本か入れて、隅のエレベーター区画。</text:p>
              </text:list-item>
              <text:list-item>
                <text:p text:style-name="P27">続けて、柱、壁。部屋と部屋の間の壁、「内壁」と呼ぶのか、は、スラブ下いっぱいまで入れる。</text:p>
              </text:list-item>
              <text:list-item>
                <text:p text:style-name="P2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9045526320212108145" text:style-name="L11">
              <text:list-item>
                <text:p text:style-name="P28">とげ抜き地蔵、再び訪れる。線香を買う。１束１００円、税込。</text:p>
              </text:list-item>
              <text:list-item>
                <text:p text:style-name="P2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5332457751552323170" text:style-name="L12">
              <text:list-item>
                <text:p text:style-name="P2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9">白い建物。壁の表面は、化粧板なのか、凸凹を入れてある。</text:p>
                  </text:list-item>
                  <text:list-item>
                    <text:p text:style-name="P29">表札有り。「滝野川　栗原」、だったか。「河原」だったかも知れない。</text:p>
                  </text:list-item>
                  <text:list-item>
                    <text:p text:style-name="P2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3583911602870265419" text:style-name="L13">
              <text:list-item>
                <text:p text:style-name="P3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4000333729542573811" text:style-name="L14">
              <text:list-item>
                <text:p text:style-name="P3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7278486132944571027" text:style-name="L15">
              <text:list-item>
                <text:p text:style-name="P3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344743140860718308" text:style-name="L16"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5501930623686841981" text:style-name="L17">
              <text:list-item>
                <text:p text:style-name="P34">年配の人。白髪あり。コン打ちをよく分かっているように見受けた。</text:p>
              </text:list-item>
              <text:list-item>
                <text:p text:style-name="P3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2343242112454996848" text:style-name="L18">
              <text:list-item>
                <text:p text:style-name="P3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7494854534307312442" text:style-name="L19">
              <text:list-item>
                <text:p text:style-name="P3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3307508094423533438" text:style-name="L20">
              <text:list-item>
                <text:p text:style-name="P37">２名。一人は、鼻の付け根（目尻の傍の）が、凹んでいる。</text:p>
              </text:list-item>
              <text:list-item>
                <text:p text:style-name="P3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4712293719697062163" text:style-name="L21">
              <text:list-item>
                <text:p text:style-name="P38">メガネあり。前歯、上の、が出っ張っている。笑みをいつも作っている。</text:p>
              </text:list-item>
              <text:list-item>
                <text:p text:style-name="P3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388056458046261083" text:style-name="L22">
              <text:list-item>
                <text:p text:style-name="P39">佐藤工業、古川さん。夕方５時５０分ぐらいか、電話する。</text:p>
              </text:list-item>
              <text:list-item>
                <text:p text:style-name="P39">当日の打設場所。スラブには、スリーブはない。壁のみ。（ｆ１）</text:p>
              </text:list-item>
              <text:list-item>
                <text:p text:style-name="P39">そのため、壁・柱を打ち終われば、本来、設備側としての相番の作業は、完了。（ｆ２）</text:p>
              </text:list-item>
              <text:list-item>
                <text:p text:style-name="P39">ｆ２に根拠を置くと、本来、相番作業は、その日について言えば、残業は発生しない。（ｃ１）</text:p>
              </text:list-item>
              <text:list-item>
                <text:p text:style-name="P39">ｃ１によれば、残業代を支払う義務は、発注側には、発生しない。（ｃ２）</text:p>
              </text:list-item>
              <text:list-item>
                <text:p text:style-name="P3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2305093973212436509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9222293571079325800" text:style-name="L24">
              <text:list-item>
                <text:p text:style-name="P41">柱、壁　=&gt;　パラペット。３区画に分かれている。奥の２区画を先に、この順序で。</text:p>
              </text:list-item>
              <text:list-item>
                <text:p text:style-name="P4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8133868410000814238" text:style-name="L25">
              <text:list-item>
                <text:p text:style-name="P4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2914229194475246271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1826874799779424724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7536481042614596344" text:style-name="L28">
              <text:list-item>
                <text:p text:style-name="P4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344495559401674728" text:style-name="L29">
              <text:list-item>
                <text:p text:style-name="P46">「FUJITA」。２人。１人は、ベトナムか。</text:p>
              </text:list-item>
              <text:list-item>
                <text:p text:style-name="P46">ベトナム人らしき人。若く見える。顔の輪郭は、細長。</text:p>
                <text:list>
                  <text:list-item>
                    <text:p text:style-name="P4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5469186604586074868" text:style-name="L30">
              <text:list-item>
                <text:p text:style-name="P4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2958462587504438927" text:style-name="L31">
              <text:list-item>
                <text:p text:style-name="P4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8"><text:soft-page-break/>相番は、気が楽。ボイド設置よりも。それで、相番に結構入っている、ここのところ。</text:p>
              </text:list-item>
              <text:list-item>
                <text:p text:style-name="P48">ボイド付けの仕事には、ベビーサンダーも持参している。現場にないことがあるから。</text:p>
              </text:list-item>
              <text:list-item>
                <text:p text:style-name="P4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2957807299669775649" text:style-name="L32">
              <text:list-item>
                <text:p text:style-name="P49">年配の人。結婚指輪を嵌めている。猫背。体格は、上半身ががっちりしている。</text:p>
              </text:list-item>
              <text:list-item>
                <text:p text:style-name="P49">朝、ゲートを開けていた。近寄ると、「どちらさん？」と詰問してくる。</text:p>
              </text:list-item>
              <text:list-item>
                <text:p text:style-name="P4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8261667150316952818" text:style-name="L33">
              <text:list-item>
                <text:p text:style-name="P50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5436651905195576791" text:style-name="L34">
              <text:list-item>
                <text:p text:style-name="P5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4245279335865291613" text:style-name="L35">
              <text:list-item>
                <text:p text:style-name="P5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1202550710632384500" text:style-name="L36">
              <text:list-item>
                <text:p text:style-name="P5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1919819271417752903" text:style-name="L37">
              <text:list-item>
                <text:p text:style-name="P5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5697990065066697134" text:style-name="L38">
              <text:list-item>
                <text:p text:style-name="P5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5834472713138987354" text:style-name="L39">
              <text:list-item>
                <text:p text:style-name="P5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6083771639000625628" text:style-name="L40">
              <text:list-item>
                <text:p text:style-name="P5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2181616050870564490" text:style-name="L41">
              <text:list-item>
                <text:p text:style-name="P58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873684257010421996" text:style-name="L42">
              <text:list-item>
                <text:p text:style-name="P59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2900456694133086828" text:style-name="L43">
              <text:list-item>
                <text:p text:style-name="P60">「貢石」（こうせき）。２人。１人はベトナム人。</text:p>
              </text:list-item>
              <text:list-item>
                <text:p text:style-name="P6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7017644855450416875" text:style-name="L44">
              <text:list-item>
                <text:p text:style-name="P6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2475697920807435602" text:style-name="L45">
              <text:list-item>
                <text:p text:style-name="P6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3404599027713589772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8307502643586092898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1314612656421272899" text:style-name="L48">
              <text:list-item>
                <text:p text:style-name="P6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6030421393649671250" text:style-name="L49">
              <text:list-item>
                <text:p text:style-name="P66">前回と同じく、ガタイのいい男性の人。</text:p>
              </text:list-item>
              <text:list-item>
                <text:p text:style-name="P66">副所長の肩書きの人だったか、「村中」さんとかいう人、打設エリアに、</text:p>
              </text:list-item>
              <text:list-item>
                <text:p text:style-name="P6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419811380252685360" text:style-name="L50">
              <text:list-item>
                <text:p text:style-name="P67">キャリアテックの人が来ている。名前は、思い出せない。年配の人。５０半ばか。目が細い。薄目。</text:p>
              </text:list-item>
              <text:list-item>
                <text:p text:style-name="P67">作業の終了が、予定よりも遅くなる。早ければ１２時すぎの予定。実際は<text:soft-page-break/>４時近く。</text:p>
              </text:list-item>
              <text:list-item>
                <text:p text:style-name="P6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594912044377598617" text:style-name="L51">
              <text:list-item>
                <text:p text:style-name="P6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5790966099177711668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7163746697623193253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8601412992354352670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2653907500404502762" text:style-name="L55">
              <text:list-item>
                <text:p text:style-name="P72">ポンプ屋さん。２人。２人は、定員ではないか。３人の時もある。貢石に限らず。</text:p>
                <text:list>
                  <text:list-item>
                    <text:p text:style-name="P7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2">２人は、人員の数として、少ないか。配管の調節の作業のとき、作業に手を貸してもいいかも知れない。</text:p>
                  </text:list-item>
                  <text:list-item>
                    <text:p text:style-name="P7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4582810540197514777" text:style-name="L56">
              <text:list-item>
                <text:p text:style-name="P7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4219146353395286307" text:style-name="L57">
              <text:list-item>
                <text:p text:style-name="P74">３人。親方さんは日本人。顔は、浅黒い。やや、どす黒い気味、あり。腹は出ている。１７２ぐらいか</text:p>
                <text:list>
                  <text:list-item>
                    <text:p text:style-name="P7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31223450462936331" text:style-name="L58">
              <text:list-item>
                <text:p text:style-name="P7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398823132673931188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4256895840808398419" text:style-name="L60">
              <text:list-item>
                <text:p text:style-name="P7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1427795113653941106" text:style-name="L61">
              <text:list-item>
                <text:p text:style-name="P7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546392115543808110" text:style-name="L62">
              <text:list-item>
                <text:p text:style-name="P7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5803808763916692683" text:style-name="L63">
              <text:list-item>
                <text:p text:style-name="P8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1449342920285937412" text:style-name="L64">
              <text:list-item>
                <text:p text:style-name="P8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2363027705765311324" text:style-name="L65">
              <text:list-item>
                <text:p text:style-name="P8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2332063038020682072" text:style-name="L66">
              <text:list-item>
                <text:p text:style-name="P8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5570565693199206943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1695659162961767567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8944638320406057918" text:style-name="L69">
              <text:list-item>
                <text:p text:style-name="P8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3311211810437544510" text:style-name="L70">
              <text:list-item>
                <text:p text:style-name="P8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9185911668340519612" text:style-name="L71">
              <text:list-item>
                <text:p text:style-name="P8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1009924653023687328" text:style-name="L72">
              <text:list-item>
                <text:p text:style-name="P89">親方さん。１７５ぐらい。ガタイがでかい。</text:p>
              </text:list-item>
              <text:list-item>
                <text:p text:style-name="P8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9025364980653130171" text:style-name="L73">
              <text:list-item>
                <text:p text:style-name="P9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7155113188930545635" text:style-name="L74">
              <text:list-item>
                <text:p text:style-name="P9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8334974775277703265" text:style-name="L75">
              <text:list-item>
                <text:p text:style-name="P9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3221138102250885529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1288871506478686833" text:style-name="L77">
              <text:list-item>
                <text:p text:style-name="P9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5330280834695981155" text:style-name="L78">
              <text:list-item>
                <text:p text:style-name="P9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386708101504723588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588634509625840819" text:style-name="L80">
              <text:list-item>
                <text:p text:style-name="P9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1219690166125519547" text:style-name="L81">
              <text:list-item>
                <text:p text:style-name="P98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6332142256439719447" text:style-name="L82">
              <text:list-item>
                <text:p text:style-name="P9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4612767255392078779" text:style-name="L83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3470321131385949432" text:style-name="L84">
              <text:list-item>
                <text:p text:style-name="P101">上記のとおり、扶桑のうりざねの人に、朝、経路を教えてもらった。</text:p>
                <text:list>
                  <text:list-item>
                    <text:p text:style-name="P10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1">テンガイさんか、５時になった頃、打設現場に来てくれる。残業は、ご自分がされる、とのこと。お礼を伝える。</text:p>
                <text:list>
                  <text:list-item>
                    <text:p text:style-name="P10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4230852345625907912" text:style-name="L85">
              <text:list-item>
                <text:p text:style-name="P102">「貢石」（こうせき）。３人。１人はベトナム人。</text:p>
              </text:list-item>
              <text:list-item>
                <text:p text:style-name="P102">日本人の人：２人。一人は、１７５ぐらい。痩せ身。顔の輪郭は、細長。</text:p>
              </text:list-item>
              <text:list-item>
                <text:p text:style-name="P10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8655896928748906750" text:style-name="L86">
              <text:list-item>
                <text:p text:style-name="P103">松原組の人たち。前回、バイブを担当していた一人。親方さんではなく。顔の肌が浅黒い人。</text:p>
                <text:list>
                  <text:list-item>
                    <text:p text:style-name="P10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5352696580740463296" text:style-name="L87">
              <text:list-item>
                <text:p text:style-name="P10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3644120334441480166" text:style-name="L88">
              <text:list-item>
                <text:p text:style-name="P105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7907685225017878445" text:style-name="L89">
              <text:list-item>
                <text:p text:style-name="P10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5559441267393759043" text:style-name="L90">
              <text:list-item>
                <text:p text:style-name="P10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2931474783767304475" text:style-name="L91">
              <text:list-item>
                <text:p text:style-name="P10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6774157766468251707" text:style-name="L92">
              <text:list-item>
                <text:p text:style-name="P10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2830246274543586404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6086005057911359066" text:style-name="L94">
              <text:list-item>
                <text:p text:style-name="P11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2586265605252985276" text:style-name="L95">
              <text:list-item>
                <text:p text:style-name="P11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374969872756179709" text:style-name="L96">
              <text:list-item>
                <text:p text:style-name="P11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962601289704175103" text:style-name="L97">
              <text:list-item>
                <text:p text:style-name="P11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1394012835774655674" text:style-name="L98">
              <text:list-item>
                <text:p text:style-name="P115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6608954264067602432" text:style-name="L99">
              <text:list-item>
                <text:p text:style-name="P116">那須産業。２人。一人は、３０半ば、若く見える。１７５ぐらい。顔が、色白い。</text:p>
              </text:list-item>
              <text:list-item>
                <text:p text:style-name="P11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4052684924282189947" text:style-name="L100">
              <text:list-item>
                <text:p text:style-name="P117">今西建設。バイブの人、一人は、ベトナムの人。若い。後半、サングラスを着ける。</text:p>
              </text:list-item>
              <text:list-item>
                <text:p text:style-name="P11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7547998076268105586" text:style-name="L101">
              <text:list-item>
                <text:p text:style-name="P11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6997059680600895168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5246518514798547228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4005613832379938515" text:style-name="L104">
              <text:list-item>
                <text:p text:style-name="P12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847927208944865035" text:style-name="L105">
              <text:list-item>
                <text:p text:style-name="P122">打設現場を担当した人。４０半ばか。メガネあり。１７０弱か。いくぶん、太め。</text:p>
              </text:list-item>
              <text:list-item>
                <text:p text:style-name="P122">所長さんか、朝礼時、打設の周知会を主宰。「いいコンクリを打ちましょう」</text:p>
              </text:list-item>
              <text:list-item>
                <text:p text:style-name="P122">３人目の人。６０半ばか。清水で働いていたとのこと。</text:p>
                <text:list>
                  <text:list-item>
                    <text:p text:style-name="P12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2657871688414816415" text:style-name="L106">
              <text:list-item>
                <text:p text:style-name="P12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8863413647459750494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6745269173104572359" text:style-name="L108">
              <text:list-item>
                <text:p text:style-name="P125">３階、立ち上がり。</text:p>
              </text:list-item>
              <text:list-item>
                <text:p text:style-name="P125">まず、柱だったか。１本か２本。</text:p>
              </text:list-item>
              <text:list-item>
                <text:p text:style-name="P125">次に、階段。踊り場まで。それから、柱など、だったか。</text:p>
              </text:list-item>
              <text:list-item>
                <text:p text:style-name="P125">通りに面した側の手すり。最後。スラブを全て上げてから。コンクリのホースは、タワーから吊り下げる。</text:p>
              </text:list-item>
              <text:list-item>
                <text:p text:style-name="P12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8676518553235852139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6608553139126505385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2401859174581022836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9092591382418662594" text:style-name="L112">
              <text:list-item>
                <text:p text:style-name="P129">上記のとおり、朝、金子工業所の担当の人、新規の用紙を、用意してくれた。</text:p>
              </text:list-item>
              <text:list-item>
                <text:p text:style-name="P12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>@@@</text:p>
      <text:p text:style-name="P13"/>
      <text:p text:style-name="P2">---------------------------------------------------------------</text:p>
      <text:p text:style-name="P4">[XXX]</text:p>
      <text:p text:style-name="P13"/>
      <text:p text:style-name="P3"><text:span text:style-name="T3">作業日：XX</text:span><text:span text:style-name="T4">/XX XX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/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29235681" text:continue-list="list4219146353395286307" text:style-name="L57">
              <text:list-item>
                <text:p text:style-name="P74"/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8386763056328140190" text:style-name="L113">
              <text:list-item>
                <text:p text:style-name="P130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4686398323002245708" text:style-name="L114">
              <text:list-item>
                <text:p text:style-name="P131"/>
              </text:list-item>
            </text:list>
          </table:table-cell>
        </table:table-row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7202489314623796215" text:style-name="L115">
              <text:list-item>
                <text:p text:style-name="P132"/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5317873645602254957" text:style-name="L116">
              <text:list-item>
                <text:p text:style-name="P133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4371200148216557" text:style-name="L117">
              <text:list-item>
                <text:p text:style-name="P134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1709289588903907153" text:style-name="L118">
              <text:list-item>
                <text:p text:style-name="P135"/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7609305835551116598" text:style-name="L119">
              <text:list-item>
                <text:p text:style-name="P136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5928286463252686059" text:style-name="L120">
              <text:list-item>
                <text:p text:style-name="P137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8028120434515232984" text:style-name="L121">
              <text:list-item>
                <text:p text:style-name="P138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980542235413885385" text:style-name="L122">
              <text:list-item>
                <text:p text:style-name="P139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5119264811940683633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4568426494712225937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5111611922293444697" text:style-name="L125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4880158827167246012" text:style-name="L126">
              <text:list-item>
                <text:p text:style-name="P143"/>
              </text:list-item>
            </text:list>
          </table:table-cell>
        </table:table-row>
      </table:table>
      <text:p text:style-name="P13"/>
      <text:p text:style-name="P4">[/ XXXX]</text:p>
      <text:p text:style-name="P13"/>
      <text:p text:style-name="P13"/>
      <text:p text:style-name="P13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</text:p>
      <text:p text:style-name="P13"><text:soft-page-break/></text:p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2713454118342754562" text:style-name="L144">
              <text:list-item>
                <text:p text:style-name="P15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7589985413493629874" text:style-name="L127">
              <text:list-item>
                <text:p text:style-name="P14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6850258704401484079" text:style-name="L128">
              <text:list-item>
                <text:p text:style-name="P145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4545597751591197354" text:style-name="L129">
              <text:list-item>
                <text:p text:style-name="P146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5011565368831280021" text:style-name="L130">
              <text:list-item>
                <text:p text:style-name="P147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5779148001677020834" text:style-name="L131">
              <text:list-item>
                <text:p text:style-name="P14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6080892143111014375" text:style-name="L132">
              <text:list-item>
                <text:p text:style-name="P14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5858185058308641481" text:style-name="L133">
              <text:list-item>
                <text:p text:style-name="P15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7604257525748145801" text:style-name="L134">
              <text:list-item>
                <text:p text:style-name="P15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9143341530092374574" text:style-name="L135">
              <text:list-item>
                <text:p text:style-name="P152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7995235808042774300" text:style-name="L136">
              <text:list-item>
                <text:p text:style-name="P153"/>
              </text:list-item>
            </text:list>
          </table:table-cell>
        </table:table-row>
        <text:soft-page-break/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6159927855886431399" text:style-name="L137">
              <text:list-item>
                <text:p text:style-name="P15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4672137735619745644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1053371833689828517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609564454258841118" text:style-name="L140">
              <text:list-item>
                <text:p text:style-name="P157"/>
              </text:list-item>
            </text:list>
          </table:table-cell>
        </table:table-row>
      </table:table>
      <text:p text:style-name="P13"/>
      <text:p text:style-name="P4">[/ XXXX]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226398919544814001" text:style-name="L141">
        <text:list-item>
          <text:p text:style-name="P160">start apps</text:p>
          <text:list>
            <text:list-item>
              <text:p text:style-name="P160">doc (this)</text:p>
            </text:list-item>
            <text:list-item>
              <text:p text:style-name="P160">folder : C:\WORKS_2\WS\WS_Others.miscs\misc_files</text:p>
            </text:list-item>
            <text:list-item>
              <text:p text:style-name="P160">web page</text:p>
              <text:list>
                <text:list-item>
                  <text:p text:style-name="P16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153697166644378477" text:style-name="L142">
        <text:list-item>
          <text:p text:style-name="P159">close</text:p>
          <text:list>
            <text:list-item>
              <text:p text:style-name="P159">image file</text:p>
            </text:list-item>
            <text:list-item>
              <text:p text:style-name="P15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59">folder : C:\WORKS_2\WS\WS_Others.miscs\misc_files</text:p>
            </text:list-item>
            <text:list-item>
              <text:p text:style-name="P159">this</text:p>
            </text:list-item>
          </text:list>
        </text:list-item>
        <text:list-item>
          <text:p text:style-name="P159"/>
        </text:list-item>
      </text:list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29243287" text:continue-numbering="true" text:style-name="L142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3-07T09:03:34.04</dc:date>
    <dc:creator>iwabuchi ken</dc:creator>
    <meta:editing-duration>PT13H48M15S</meta:editing-duration>
    <meta:editing-cycles>92</meta:editing-cycles>
    <meta:generator>OpenOffice/4.1.3$Win32 OpenOffice.org_project/413m1$Build-9783</meta:generator>
    <meta:document-statistic meta:table-count="11" meta:image-count="0" meta:object-count="0" meta:page-count="18" meta:paragraph-count="541" meta:word-count="8805" meta:character-count="11019"/>
  </office:meta>
</office:document-meta>
</file>